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a32" officeooo:paragraph-rsid="00039a32"/>
    </style:style>
    <style:style style:name="T1" style:family="text">
      <style:text-properties officeooo:rsid="00049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positiva 3</text:p>
      <text:p text:style-name="P1">Aprovecha las energías cinética y potencial de agua para producir, normalmente, electricidad.</text:p>
      <text:p text:style-name="P1"/>
      <text:p text:style-name="P1">Diapositiva 4</text:p>
      <text:p text:style-name="P1">Aprovecha la energía del sol para producir calor. En función de la temperatura alcanzada puede utilizarse para calefacción, usos industriales o incluso producir electricidad.</text:p>
      <text:p text:style-name="P1"/>
      <text:p text:style-name="P1">Diapositiva 5</text:p>
      <text:p text:style-name="P1">Transforma la energía del sol en electricidad.</text:p>
      <text:p text:style-name="P1"/>
      <text:p text:style-name="P1">Diapositiva 6</text:p>
      <text:p text:style-name="P1">Puede usarse para producir combustibles (biocombustibles), calefacción y electricidad.</text:p>
      <text:p text:style-name="P1"/>
      <text:p text:style-name="P1">Diapositiva 7</text:p>
      <text:p text:style-name="P1">Aprovecha la energía del viento para producir, normalmente, electricidad.</text:p>
      <text:p text:style-name="P1"/>
      <text:p text:style-name="P1">Diapositiva 8</text:p>
      <text:p text:style-name="P1">Aprovecha el calor interno de la tierra (calefacción y electricidad).</text:p>
      <text:p text:style-name="P1"/>
      <text:p text:style-name="P1">Diapositiva 9</text:p>
      <text:p text:style-name="P1">Aprovecha los desniveles de las mareas y la fuerza de las olas para producir electricidad.</text:p>
      <text:p text:style-name="P1"/>
      <text:p text:style-name="P1">Diapositiva 10</text:p>
      <text:p text:style-name="P1"/>
      <text:p text:style-name="P1">Ventajas:</text:p>
      <text:p text:style-name="P1">En general no emiten gases contaminantes a la atmósfera.</text:p>
      <text:p text:style-name="P1">No generan residuos de difícil tratamiento.</text:p>
      <text:p text:style-name="P1">Son inagotables.</text:p>
      <text:p text:style-name="P1">Evitan la dependencia de países con grandes recursos de combustibles fósiles.</text:p>
      <text:p text:style-name="P1">Crean más puestos de trabajo que la<text:span text:style-name="T1">s</text:span> convencionales.</text:p>
      <text:p text:style-name="P1"/>
      <text:p text:style-name="P1">Desventajas:</text:p>
      <text:p text:style-name="P1">La producción de energía no es continua (depende del viento, sol, ..).</text:p>
      <text:p text:style-name="P1">Producen un impacto visual importante (parques eólicos, …).</text:p>
      <text:p text:style-name="P1">Algunas, como la hidráulica, produce un notable impacto en el ecosistema.</text:p>
      <text:p text:style-name="P1">La producción de energía geotérmica puede libera<text:span text:style-name="T1">r</text:span> gases contaminantes.</text:p>
      <text:p text:style-name="P1">Las instalaciones suelen ocupar importantes superficies de terren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6:47:08.80</meta:creation-date>
    <dc:date>2014-01-08T00:32:23.70</dc:date>
    <meta:editing-duration>PT49S</meta:editing-duration>
    <meta:editing-cycles>2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27" meta:word-count="188" meta:character-count="1340" meta:non-whitespace-character-count="1179"/>
  </office:meta>
</office:document-meta>
</file>